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c594" officeooo:paragraph-rsid="000bc594"/>
    </style:style>
    <style:style style:name="P4" style:family="paragraph" style:parent-style-name="Standard">
      <style:text-properties officeooo:rsid="000bc594" officeooo:paragraph-rsid="000cf041"/>
    </style:style>
    <style:style style:name="P5" style:family="paragraph" style:parent-style-name="Standard">
      <style:text-properties officeooo:rsid="000bc594" officeooo:paragraph-rsid="0011447e"/>
    </style:style>
    <style:style style:name="P6" style:family="paragraph" style:parent-style-name="Standard">
      <style:text-properties officeooo:rsid="000e08cc" officeooo:paragraph-rsid="000e08cc"/>
    </style:style>
    <style:style style:name="P7" style:family="paragraph" style:parent-style-name="Standard">
      <style:text-properties officeooo:rsid="000e08cc" officeooo:paragraph-rsid="000f53b5"/>
    </style:style>
    <style:style style:name="P8" style:family="paragraph" style:parent-style-name="Standard">
      <style:text-properties officeooo:rsid="000e08cc" officeooo:paragraph-rsid="0011447e"/>
    </style:style>
    <style:style style:name="P9" style:family="paragraph" style:parent-style-name="Standard">
      <style:text-properties officeooo:rsid="000f53b5" officeooo:paragraph-rsid="000f53b5"/>
    </style:style>
    <style:style style:name="P10" style:family="paragraph" style:parent-style-name="Standard">
      <style:text-properties officeooo:paragraph-rsid="0011447e"/>
    </style:style>
    <style:style style:name="P11" style:family="paragraph" style:parent-style-name="Standard">
      <loext:graphic-properties draw:fill="solid" draw:fill-color="#e6e6e6" draw:opacity="100%"/>
      <style:paragraph-properties fo:background-color="#e6e6e6"/>
      <style:text-properties officeooo:rsid="00131b58" officeooo:paragraph-rsid="00131b58" fo:background-color="transparent"/>
    </style:style>
    <style:style style:name="P12" style:family="paragraph" style:parent-style-name="Standard">
      <loext:graphic-properties draw:fill="solid" draw:fill-color="#e6e6e6" draw:opacity="100%"/>
      <style:paragraph-properties fo:background-color="#e6e6e6"/>
      <style:text-properties officeooo:rsid="00149e41" officeooo:paragraph-rsid="00149e41" fo:background-color="transparent"/>
    </style:style>
    <style:style style:name="P13" style:family="paragraph" style:parent-style-name="Standard">
      <loext:graphic-properties draw:fill="solid" draw:fill-color="#e6e6e6" draw:opacity="100%"/>
      <style:paragraph-properties fo:background-color="#e6e6e6"/>
      <style:text-properties officeooo:rsid="00195a62" officeooo:paragraph-rsid="00195a62" fo:background-color="transparent"/>
    </style:style>
    <style:style style:name="P14" style:family="paragraph" style:parent-style-name="Standard">
      <loext:graphic-properties draw:fill="solid" draw:fill-color="#e6e6e6" draw:opacity="100%"/>
      <style:paragraph-properties fo:background-color="#e6e6e6"/>
      <style:text-properties officeooo:rsid="001b448a" officeooo:paragraph-rsid="001b448a" fo:background-color="transparent"/>
    </style:style>
    <style:style style:name="P15" style:family="paragraph" style:parent-style-name="Standard">
      <loext:graphic-properties draw:fill="solid" draw:fill-color="#e6e6e6" draw:opacity="100%"/>
      <style:paragraph-properties fo:background-color="#e6e6e6"/>
      <style:text-properties officeooo:rsid="001bf37c" officeooo:paragraph-rsid="001bf37c" fo:background-color="transparent"/>
    </style:style>
    <style:style style:name="P16" style:family="paragraph" style:parent-style-name="Standard">
      <style:text-properties officeooo:rsid="00161da0" officeooo:paragraph-rsid="00161da0"/>
    </style:style>
    <style:style style:name="P17" style:family="paragraph" style:parent-style-name="Standard">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18" style:family="paragraph" style:parent-style-name="Standard">
      <loext:graphic-properties draw:fill="solid" draw:fill-color="#e6e6e6" draw:opacity="100%"/>
      <style:paragraph-properties fo:background-color="#e6e6e6"/>
      <style:text-properties style:text-line-through-style="solid" style:text-line-through-type="single" officeooo:rsid="00149e41" officeooo:paragraph-rsid="00149e41" fo:background-color="transparent"/>
    </style:style>
    <style:style style:name="P19" style:family="paragraph" style:parent-style-name="Standard">
      <loext:graphic-properties draw:fill="solid" draw:fill-color="#e6e6e6" draw:opacity="100%"/>
      <style:paragraph-properties fo:background-color="#e6e6e6"/>
      <style:text-properties style:text-line-through-style="solid" style:text-line-through-type="single" officeooo:rsid="00161da0" officeooo:paragraph-rsid="00161da0" fo:background-color="transparent"/>
    </style:style>
    <style:style style:name="P20" style:family="paragraph" style:parent-style-name="Standard">
      <style:paragraph-properties fo:break-before="page"/>
      <style:text-properties officeooo:rsid="00085fd7" officeooo:paragraph-rsid="00085fd7"/>
    </style:style>
    <style:style style:name="P21" style:family="paragraph" style:parent-style-name="Title">
      <style:text-properties officeooo:rsid="00085fd7" officeooo:paragraph-rsid="000e08cc"/>
    </style:style>
    <style:style style:name="P22" style:family="paragraph" style:parent-style-name="Title">
      <style:text-properties officeooo:rsid="000f53b5" officeooo:paragraph-rsid="000f53b5"/>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text-properties officeooo:paragraph-rsid="000f53b5"/>
    </style:style>
    <style:style style:name="P25" style:family="paragraph" style:parent-style-name="Text_20_body">
      <style:text-properties officeooo:paragraph-rsid="0011447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list-style-name="L3">
      <loext:graphic-properties draw:fill="solid" draw:fill-color="#e6e6e6" draw:opacity="100%"/>
      <style:paragraph-properties fo:background-color="#e6e6e6"/>
      <style:text-properties officeooo:rsid="00131b58" officeooo:paragraph-rsid="00131b58" fo:background-color="transparent"/>
    </style:style>
    <style:style style:name="P28" style:family="paragraph" style:parent-style-name="Text_20_body" style:list-style-name="L3">
      <loext:graphic-properties draw:fill="solid" draw:fill-color="#e6e6e6" draw:opacity="100%"/>
      <style:paragraph-properties fo:margin-top="0cm" fo:margin-bottom="0cm" loext:contextual-spacing="false" fo:background-color="#e6e6e6"/>
      <style:text-properties officeooo:rsid="00131b58" officeooo:paragraph-rsid="00161da0" fo:background-color="transparent"/>
    </style:style>
    <style:style style:name="P29" style:family="paragraph" style:parent-style-name="Text_20_body" style:list-style-name="L3">
      <loext:graphic-properties draw:fill="solid" draw:fill-color="#e6e6e6" draw:opacity="100%"/>
      <style:paragraph-properties fo:margin-top="0cm" fo:margin-bottom="0cm" loext:contextual-spacing="false" fo:background-color="#e6e6e6"/>
      <style:text-properties officeooo:paragraph-rsid="00161da0"/>
    </style:style>
    <style:style style:name="P30" style:family="paragraph" style:parent-style-name="Heading_20_2">
      <style:text-properties officeooo:rsid="000f53b5" officeooo:paragraph-rsid="000f53b5"/>
    </style:style>
    <style:style style:name="P31" style:family="paragraph" style:parent-style-name="Heading_20_2">
      <style:text-properties officeooo:rsid="000f53b5" officeooo:paragraph-rsid="0011447e"/>
    </style:style>
    <style:style style:name="P32" style:family="paragraph" style:parent-style-name="Heading_20_2">
      <style:text-properties officeooo:rsid="000e08cc"/>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0f53b5" officeooo:paragraph-rsid="000f53b5"/>
    </style:style>
    <style:style style:name="P35" style:family="paragraph" style:parent-style-name="Heading_20_1">
      <style:paragraph-properties fo:break-before="page"/>
      <style:text-properties officeooo:rsid="0011447e" officeooo:paragraph-rsid="0011447e"/>
    </style:style>
    <style:style style:name="P36" style:family="paragraph" style:parent-style-name="Standard" style:list-style-name="L1">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7" style:family="paragraph" style:parent-style-name="Standard" style:list-style-name="L2">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8" style:family="paragraph" style:parent-style-name="Standard" style:list-style-name="L4">
      <loext:graphic-properties draw:fill="solid" draw:fill-color="#e6e6e6" draw:opacity="100%"/>
      <style:paragraph-properties fo:background-color="#e6e6e6"/>
      <style:text-properties officeooo:rsid="00195a62" officeooo:paragraph-rsid="00195a62" fo:background-color="transparent"/>
    </style:style>
    <style:style style:name="P39" style:family="paragraph" style:parent-style-name="Standard" style:list-style-name="L5">
      <loext:graphic-properties draw:fill="solid" draw:fill-color="#e6e6e6" draw:opacity="100%"/>
      <style:paragraph-properties fo:background-color="#e6e6e6"/>
      <style:text-properties officeooo:rsid="001b448a" officeooo:paragraph-rsid="001b448a" fo:background-color="transparent"/>
    </style:style>
    <style:style style:name="P40" style:family="paragraph" style:parent-style-name="Standard" style:list-style-name="L6">
      <loext:graphic-properties draw:fill="solid" draw:fill-color="#e6e6e6" draw:opacity="100%"/>
      <style:paragraph-properties fo:background-color="#e6e6e6"/>
      <style:text-properties officeooo:rsid="001b448a" officeooo:paragraph-rsid="001b448a" fo:background-color="transparent"/>
    </style:style>
    <style:style style:name="P41" style:family="paragraph" style:parent-style-name="Standard" style:list-style-name="L7">
      <loext:graphic-properties draw:fill="solid" draw:fill-color="#e6e6e6" draw:opacity="100%"/>
      <style:paragraph-properties fo:background-color="#e6e6e6"/>
      <style:text-properties officeooo:rsid="001bf37c" officeooo:paragraph-rsid="001bf37c" fo:background-color="transparent"/>
    </style:style>
    <style:style style:name="P42" style:family="paragraph" style:parent-style-name="Standard">
      <loext:graphic-properties draw:fill="solid" draw:fill-color="#e6e6e6" draw:opacity="100%"/>
      <style:paragraph-properties fo:background-color="#e6e6e6"/>
      <style:text-properties officeooo:rsid="001f1bbf" officeooo:paragraph-rsid="001bf37c" fo:background-color="transparent"/>
    </style:style>
    <style:style style:name="P43" style:family="paragraph" style:parent-style-name="Standard" style:list-style-name="List_20_1">
      <loext:graphic-properties draw:fill="solid" draw:fill-color="#e6e6e6" draw:opacity="100%"/>
      <style:paragraph-properties fo:background-color="#e6e6e6"/>
      <style:text-properties officeooo:rsid="001f1bbf" officeooo:paragraph-rsid="001fb15e" fo:background-color="transparent"/>
    </style:style>
    <style:style style:name="P44" style:family="paragraph" style:parent-style-name="Standard" style:list-style-name="List_20_1">
      <loext:graphic-properties draw:fill="solid" draw:fill-color="#e6e6e6" draw:opacity="100%"/>
      <style:paragraph-properties fo:background-color="#e6e6e6"/>
      <style:text-properties officeooo:rsid="001fb15e" officeooo:paragraph-rsid="001fb15e" fo:background-color="transparent"/>
    </style:style>
    <style:style style:name="P45" style:family="paragraph" style:parent-style-name="Standard" style:list-style-name="List_20_1">
      <loext:graphic-properties draw:fill="solid" draw:fill-color="#e6e6e6" draw:opacity="100%"/>
      <style:paragraph-properties fo:background-color="#e6e6e6"/>
      <style:text-properties officeooo:rsid="001fb15e" officeooo:paragraph-rsid="00201d5f" fo:background-color="transparent"/>
    </style:style>
    <style:style style:name="P46" style:family="paragraph" style:parent-style-name="Standard">
      <loext:graphic-properties draw:fill="solid" draw:fill-color="#e6e6e6" draw:opacity="100%"/>
      <style:paragraph-properties fo:background-color="#e6e6e6"/>
      <style:text-properties officeooo:rsid="001fb15e" officeooo:paragraph-rsid="00201d5f" fo:background-color="transparent"/>
    </style:style>
    <style:style style:name="P47" style:family="paragraph" style:parent-style-name="Standard">
      <loext:graphic-properties draw:fill="solid" draw:fill-color="#e6e6e6" draw:opacity="100%"/>
      <style:paragraph-properties fo:background-color="#e6e6e6"/>
      <style:text-properties officeooo:rsid="00201d5f" officeooo:paragraph-rsid="00201d5f"/>
    </style:style>
    <style:style style:name="P48" style:family="paragraph" style:parent-style-name="Standard">
      <loext:graphic-properties draw:fill="solid" draw:fill-color="#e6e6e6" draw:opacity="100%"/>
      <style:paragraph-properties fo:background-color="#e6e6e6"/>
      <style:text-properties officeooo:rsid="002123b8" officeooo:paragraph-rsid="002123b8"/>
    </style:style>
    <style:style style:name="P49" style:family="paragraph" style:parent-style-name="Standard" style:list-style-name="L8">
      <loext:graphic-properties draw:fill="solid" draw:fill-color="#e6e6e6" draw:opacity="100%"/>
      <style:paragraph-properties fo:background-color="#e6e6e6"/>
      <style:text-properties officeooo:rsid="002123b8" officeooo:paragraph-rsid="002123b8"/>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7bca6"/>
    </style:style>
    <style:style style:name="T3" style:family="text">
      <style:text-properties style:text-line-through-style="solid" style:text-line-through-type="single" officeooo:rsid="0017e21c"/>
    </style:style>
    <style:style style:name="T4" style:family="text">
      <style:text-properties style:text-line-through-style="solid" style:text-line-through-type="single" officeooo:rsid="00131b58" fo:background-color="transparent" loext:char-shading-value="0"/>
    </style:style>
    <style:style style:name="T5" style:family="text">
      <style:text-properties style:text-line-through-style="solid" style:text-line-through-type="single" officeooo:rsid="00187911" fo:background-color="transparent" loext:char-shading-value="0"/>
    </style:style>
    <style:style style:name="T6" style:family="text">
      <style:text-properties officeooo:rsid="001b448a"/>
    </style:style>
    <style:style style:name="T7" style:family="text">
      <style:text-properties officeooo:rsid="001dc20a"/>
    </style:style>
    <style:style style:name="T8" style:family="text">
      <style:text-properties officeooo:rsid="002123b8"/>
    </style:style>
    <style:style style:name="T9" style:family="text">
      <style:text-properties officeooo:rsid="002457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2">Parallele Suchalgorithmen</text:p>
      <text:p text:style-name="Text_20_body"/>
      <text:h text:style-name="P33" text:outline-level="1"><text:bookmark-start text:name="__RefHeading___Toc108_558926093"/>Abstract<text:bookmark-end text:name="__RefHeading___Toc108_558926093"/></text:h>
      <text:p text:style-name="P1"/>
      <text:p text:style-name="P9">In der Informatik nehmen Suchalgorithmen eine besondere Rolle ein. Die Geschwindigkeit der Suchvorgänge lässt such durch Parallelisierung der Algorithmen erhöhen. Welche Algorithmen sich besonders zur Parallelisierung eigenen und welcher Effizienzgewinn erzielt werden kann soll in dieser Arbeit untersucht werden.</text:p>
      <text:p text:style-name="P2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6"><text:a xlink:type="simple" xlink:href="#__RefHeading___Toc108_558926093" text:style-name="Index_20_Link" text:visited-style-name="Index_20_Link">Abstract<text:tab/>2</text:a></text:p>
          <text:p text:style-name="P26"><text:a xlink:type="simple" xlink:href="#__RefHeading___Toc105_558926093" text:style-name="Index_20_Link" text:visited-style-name="Index_20_Link">Einleitung<text:tab/>4</text:a></text:p>
          <text:p text:style-name="P23"><text:a xlink:type="simple" xlink:href="#__RefHeading___Toc110_558926093" text:style-name="Index_20_Link" text:visited-style-name="Index_20_Link">Standard Suchalgorithmen der Informatik<text:tab/>4</text:a></text:p>
          <text:p text:style-name="P23"><text:a xlink:type="simple" xlink:href="#__RefHeading___Toc112_558926093" text:style-name="Index_20_Link" text:visited-style-name="Index_20_Link">Algo 1<text:tab/>4</text:a></text:p>
          <text:p text:style-name="P23"><text:a xlink:type="simple" xlink:href="#__RefHeading___Toc114_558926093" text:style-name="Index_20_Link" text:visited-style-name="Index_20_Link">Algo 2<text:tab/>4</text:a></text:p>
          <text:p text:style-name="P23"><text:a xlink:type="simple" xlink:href="#__RefHeading___Toc392_1768792280" text:style-name="Index_20_Link" text:visited-style-name="Index_20_Link">Algo 3<text:tab/>4</text:a></text:p>
          <text:p text:style-name="P23"><text:a xlink:type="simple" xlink:href="#__RefHeading___Toc394_1768792280" text:style-name="Index_20_Link" text:visited-style-name="Index_20_Link">Algo 4<text:tab/>4</text:a></text:p>
          <text:p text:style-name="P23"><text:a xlink:type="simple" xlink:href="#__RefHeading___Toc396_1768792280" text:style-name="Index_20_Link" text:visited-style-name="Index_20_Link">Algo 5<text:tab/>4</text:a></text:p>
          <text:p text:style-name="P23"><text:a xlink:type="simple" xlink:href="#__RefHeading___Toc398_1768792280" text:style-name="Index_20_Link" text:visited-style-name="Index_20_Link">Algo 6<text:tab/>4</text:a></text:p>
          <text:p text:style-name="P23"><text:a xlink:type="simple" xlink:href="#__RefHeading___Toc400_1768792280" text:style-name="Index_20_Link" text:visited-style-name="Index_20_Link">Algo 7<text:tab/>5</text:a></text:p>
          <text:p text:style-name="P23"><text:a xlink:type="simple" xlink:href="#__RefHeading___Toc402_1768792280" text:style-name="Index_20_Link" text:visited-style-name="Index_20_Link">Algo 8<text:tab/>5</text:a></text:p>
          <text:p text:style-name="P26"><text:a xlink:type="simple" xlink:href="#__RefHeading___Toc116_558926093" text:style-name="Index_20_Link" text:visited-style-name="Index_20_Link">Implementierung der Standardsuchalgorithmen mittels Parallelisierung<text:tab/>6</text:a></text:p>
          <text:p text:style-name="P23"><text:a xlink:type="simple" xlink:href="#__RefHeading___Toc112_5589260931" text:style-name="Index_20_Link" text:visited-style-name="Index_20_Link">Algo 1<text:tab/>6</text:a></text:p>
          <text:p text:style-name="P23"><text:a xlink:type="simple" xlink:href="#__RefHeading___Toc114_5589260931" text:style-name="Index_20_Link" text:visited-style-name="Index_20_Link">Algo 2<text:tab/>6</text:a></text:p>
          <text:p text:style-name="P23"><text:a xlink:type="simple" xlink:href="#__RefHeading___Toc404_1768792280" text:style-name="Index_20_Link" text:visited-style-name="Index_20_Link">Algo 3<text:tab/>6</text:a></text:p>
          <text:p text:style-name="P23"><text:a xlink:type="simple" xlink:href="#__RefHeading___Toc406_1768792280" text:style-name="Index_20_Link" text:visited-style-name="Index_20_Link">Algo 4<text:tab/>6</text:a></text:p>
          <text:p text:style-name="P23"><text:a xlink:type="simple" xlink:href="#__RefHeading___Toc408_1768792280" text:style-name="Index_20_Link" text:visited-style-name="Index_20_Link">Algo 5<text:tab/>6</text:a></text:p>
          <text:p text:style-name="P23"><text:a xlink:type="simple" xlink:href="#__RefHeading___Toc410_1768792280" text:style-name="Index_20_Link" text:visited-style-name="Index_20_Link">Algo 6<text:tab/>6</text:a></text:p>
          <text:p text:style-name="P23"><text:a xlink:type="simple" xlink:href="#__RefHeading___Toc412_1768792280" text:style-name="Index_20_Link" text:visited-style-name="Index_20_Link">Algo 7<text:tab/>6</text:a></text:p>
          <text:p text:style-name="P23"><text:a xlink:type="simple" xlink:href="#__RefHeading___Toc414_1768792280" text:style-name="Index_20_Link" text:visited-style-name="Index_20_Link">Algo 8<text:tab/>7</text:a></text:p>
          <text:p text:style-name="P26"><text:a xlink:type="simple" xlink:href="#__RefHeading___Toc126_558926093" text:style-name="Index_20_Link" text:visited-style-name="Index_20_Link">Vergleich der unterschiedlichen Implementierungen der Standard Suchalgorithmen<text:tab/>8</text:a></text:p>
          <text:p text:style-name="P23"><text:a xlink:type="simple" xlink:href="#__RefHeading___Toc112_5589260932" text:style-name="Index_20_Link" text:visited-style-name="Index_20_Link">Algo 1<text:tab/>8</text:a></text:p>
          <text:p text:style-name="P23"><text:a xlink:type="simple" xlink:href="#__RefHeading___Toc114_5589260932" text:style-name="Index_20_Link" text:visited-style-name="Index_20_Link">Algo 2<text:tab/>8</text:a></text:p>
          <text:p text:style-name="P23"><text:a xlink:type="simple" xlink:href="#__RefHeading___Toc416_1768792280" text:style-name="Index_20_Link" text:visited-style-name="Index_20_Link">Algo 3<text:tab/>8</text:a></text:p>
          <text:p text:style-name="P23"><text:a xlink:type="simple" xlink:href="#__RefHeading___Toc418_1768792280" text:style-name="Index_20_Link" text:visited-style-name="Index_20_Link">Algo 4<text:tab/>8</text:a></text:p>
          <text:p text:style-name="P23"><text:a xlink:type="simple" xlink:href="#__RefHeading___Toc420_1768792280" text:style-name="Index_20_Link" text:visited-style-name="Index_20_Link">Algo 5<text:tab/>8</text:a></text:p>
          <text:p text:style-name="P23"><text:a xlink:type="simple" xlink:href="#__RefHeading___Toc422_1768792280" text:style-name="Index_20_Link" text:visited-style-name="Index_20_Link">Algo 6<text:tab/>8</text:a></text:p>
          <text:p text:style-name="P23"><text:a xlink:type="simple" xlink:href="#__RefHeading___Toc424_1768792280" text:style-name="Index_20_Link" text:visited-style-name="Index_20_Link">Algo 7<text:tab/>8</text:a></text:p>
          <text:p text:style-name="P23"><text:a xlink:type="simple" xlink:href="#__RefHeading___Toc426_1768792280" text:style-name="Index_20_Link" text:visited-style-name="Index_20_Link">Algo 8<text:tab/>9</text:a></text:p>
          <text:p text:style-name="P26"><text:a xlink:type="simple" xlink:href="#__RefHeading___Toc132_558926093" text:style-name="Index_20_Link" text:visited-style-name="Index_20_Link">Fazit<text:tab/>10</text:a></text:p>
        </text:index-body>
      </text:table-of-content>
      <text:p text:style-name="P1"/>
      <text:h text:style-name="P33" text:outline-level="1"><text:bookmark-start text:name="__RefHeading___Toc105_558926093"/>Einleitung<text:bookmark-end text:name="__RefHeading___Toc105_558926093"/></text:h>
      <text:p text:style-name="P1"/>
      <text:p text:style-name="P9">Zu beginn werden im ersten Kapitel, der Einleitung, dieser Arbeit verschiedene Standard Suchalgorithmen aus der Informatik in ihrer herkömmlichen Implementierung beschrieben, bevor eine Umsetzung unter Verwendung mehrerer CPUs und paralleler Programmierung beschrieben und schlussendlich die Bewertung der Parallelisierung zur Singleimlplementierung vorgenommen wird.</text:p>
      <text:p text:style-name="P3"/>
      <text:h text:style-name="P30" text:outline-level="2"><text:bookmark-start text:name="__RefHeading___Toc110_558926093"/>Standard Suchalgorithmen der Informatik<text:bookmark-end text:name="__RefHeading___Toc110_558926093"/></text:h>
      <text:p text:style-name="P3"/>
      <text:p text:style-name="P6">Lorem ipsum</text:p>
      <text:p text:style-name="P6"/>
      <text:p text:style-name="P11">Notizen:</text:p>
      <text:p text:style-name="P17">Bei den Suchalgorithmen unterscheidet man zwischen </text:p>
      <text:p text:style-name="P17"/>
      <text:list xml:id="list4138105561758690965" text:style-name="L1">
        <text:list-item>
          <text:p text:style-name="P36">einfachen Algorithmen</text:p>
        </text:list-item>
        <text:list-item>
          <text:p text:style-name="P36">heuristischen Algorithmen</text:p>
        </text:list-item>
      </text:list>
      <text:p text:style-name="P17"/>
      <text:p text:style-name="P17">Unterteilung einfacher Suchalgorithmen:</text:p>
      <text:p text:style-name="P17"/>
      <text:list xml:id="list5590946086413553289" text:style-name="L2">
        <text:list-item>
          <text:p text:style-name="P37">Suche in Listen</text:p>
        </text:list-item>
        <text:list-item>
          <text:p text:style-name="P37">Suche in Bäumen</text:p>
        </text:list-item>
        <text:list-item>
          <text:p text:style-name="P37">Suche in Graphen</text:p>
        </text:list-item>
      </text:list>
      <text:p text:style-name="P17"/>
      <text:p text:style-name="P17"/>
      <text:p text:style-name="P12"><text:a xlink:type="simple" xlink:href="https://www.sec.in.tum.de/assets/lehre/ws1011/aud/folien/kap9_suchalgorithmen.pdf" text:style-name="Internet_20_link" text:visited-style-name="Visited_20_Internet_20_Link"><text:span text:style-name="T1">https://www.sec.in.tum.de/assets/lehre/ws1011/aud/folien/kap9_suchalgorithmen.pdf</text:span></text:a></text:p>
      <text:p text:style-name="P12"><text:a xlink:type="simple" xlink:href="https://de.wikipedia.org/wiki/Suchverfahren" text:style-name="Internet_20_link" text:visited-style-name="Visited_20_Internet_20_Link"><text:span text:style-name="T1">https://de.wikipedia.org/wiki/Suchverfahren</text:span></text:a></text:p>
      <text:p text:style-name="P12"><text:bookmark-start text:name="__DdeLink__526_1151453910"/><text:a xlink:type="simple" xlink:href="https://de.wikipedia.org/wiki/Liste_von_Algorithmen#Klassen_von_Algorithmen_nach_Problemstellung" text:style-name="Internet_20_link" text:visited-style-name="Visited_20_Internet_20_Link"><text:span text:style-name="T1">https://de.wikipedia.org/wiki/Liste_von_Algorithmen#Klassen_von_Algorithmen_nach_Problemstellung</text:span></text:a><text:bookmark-end text:name="__DdeLink__526_1151453910"/></text:p>
      <text:p text:style-name="P18"/>
      <text:p text:style-name="P19">Suchverfahren</text:p>
      <text:p text:style-name="P19"/>
      <text:p text:style-name="P19">Eine Suche in der Informatik kann mit den folgenden Verfahren umgesetzt werden, wobei sich jedes Verfahren mehr oder weniger gut für eine Problemstellung eignet.</text:p>
      <text:p text:style-name="P19"/>
      <text:list xml:id="list8045931674966744197" text:style-name="L3">
        <text:list-item>
          <text:p text:style-name="P27"><text:a xlink:type="simple" xlink:href="https://de.wikipedia.org/wiki/Approximationsalgorithmus" text:style-name="Internet_20_link" text:visited-style-name="Visited_20_Internet_20_Link"><text:span text:style-name="T1">Approximationsalgorithmus</text:span></text:a><text:span text:style-name="T1">: </text:span><text:span text:style-name="T2">Näherungsverfahren für Optimierungsprobleme (Wirtschaft)</text:span><text:span text:style-name="T1"> </text:span></text:p>
        </text:list-item>
        <text:list-item>
          <text:p text:style-name="P28"><text:a xlink:type="simple" xlink:href="https://de.wikipedia.org/wiki/Dynamische_Programmierung" text:style-name="Internet_20_link" text:visited-style-name="Visited_20_Internet_20_Link"><text:span text:style-name="T1">Dynamischer Algorithmus</text:span></text:a><text:span text:style-name="T1">: </text:span><text:span text:style-name="T2">Algorithmische Lösung für Optimierungsprobleme, die sich in kleinere Teilprobleme überführen lassen und dann rekursiv berechnet werden.</text:span><text:span text:style-name="T1"> </text:span></text:p>
        </text:list-item>
        <text:list-item>
          <text:p text:style-name="P28"><text:a xlink:type="simple" xlink:href="https://de.wikipedia.org/wiki/Evolutionärer_Algorithmus" text:style-name="Internet_20_link" text:visited-style-name="Visited_20_Internet_20_Link"><text:span text:style-name="T1">Evolutionärer Algorithmus</text:span></text:a><text:span text:style-name="T1">: </text:span><text:span text:style-name="T3">Eine stochastische Methode nach Vorbildern aus der Natur (Pflanzen, Tiere, ...)</text:span><text:span text:style-name="T1"> </text:span></text:p>
        </text:list-item>
        <text:list-item>
          <text:p text:style-name="P28"><text:a xlink:type="simple" xlink:href="https://de.wikipedia.org/wiki/Greedy-Algorithmus" text:style-name="Internet_20_link" text:visited-style-name="Visited_20_Internet_20_Link"><text:span text:style-name="T1">Greedy-Algorithmus</text:span></text:a><text:span text:style-name="T1">: </text:span><text:span text:style-name="T3">Algorithmen die, die vermutlich beste Lösung präferieren und von dort ausgehen das Problem zu lösen. (Sind nicht immer optimal in der Regel aber gut)</text:span></text:p>
        </text:list-item>
        <text:list-item>
          <text:p text:style-name="P29"><text:a xlink:type="simple" xlink:href="https://de.wikipedia.org/wiki/Probabilistischer_Algorithmus" text:style-name="Internet_20_link" text:visited-style-name="Visited_20_Internet_20_Link"><text:span text:style-name="T4">Probabilistischer Algorithmus</text:span></text:a><text:span text:style-name="T4">: </text:span><text:span text:style-name="T5">Basiert auf zufällig gewählten Zwischenergebnissen</text:span></text:p>
        </text:list-item>
      </text:list>
      <text:p text:style-name="P17"/>
      <text:p text:style-name="P11"/>
      <text:p text:style-name="P13">Notizen zu Sortieralgorithmen (neuer Ansatz)</text:p>
      <text:p text:style-name="P13"/>
      <text:p text:style-name="P13"><text:soft-page-break/>Sortieralgorithmen könne <text:s/>anhand von </text:p>
      <text:p text:style-name="P13"/>
      <text:list xml:id="list2140392793112710561" text:style-name="L4">
        <text:list-item>
          <text:p text:style-name="P38">Zeitkomplexität</text:p>
        </text:list-item>
        <text:list-item>
          <text:p text:style-name="P38">Platzkomplexität</text:p>
        </text:list-item>
      </text:list>
      <text:p text:style-name="P13"/>
      <text:p text:style-name="P13">klassifiziert werden. Bei der Parallelisierung interessiert uns in erster Linie die zeitliche <text:span text:style-name="T6">K</text:span>omponente.</text:p>
      <text:p text:style-name="P13"/>
      <text:p text:style-name="P14">Die benötigte Zeit zur Sortierung einer Menge hängt von den Eingabewerten ab und wird in </text:p>
      <text:p text:style-name="P14"/>
      <text:list xml:id="list85733369183427727" text:style-name="L5">
        <text:list-item>
          <text:p text:style-name="P39">Best Case</text:p>
        </text:list-item>
        <text:list-item>
          <text:p text:style-name="P39">Average Case</text:p>
        </text:list-item>
        <text:list-item>
          <text:p text:style-name="P39">Worst Case</text:p>
        </text:list-item>
      </text:list>
      <text:p text:style-name="P14"/>
      <text:p text:style-name="P14">unterteilt.</text:p>
      <text:p text:style-name="P14">Als Flaschenhals für lange Ausführungszeiten können </text:p>
      <text:p text:style-name="P14"/>
      <text:list xml:id="list4434853989563046031" text:style-name="L6">
        <text:list-item>
          <text:p text:style-name="P40">Speicherzugriff, z.b. bei externen Daten</text:p>
        </text:list-item>
        <text:list-item>
          <text:p text:style-name="P40">Arbeitsspeicher</text:p>
        </text:list-item>
      </text:list>
      <text:p text:style-name="P14"/>
      <text:p text:style-name="P14">die Ursache sein.</text:p>
      <text:p text:style-name="P14"/>
      <text:p text:style-name="P15">Weiter werden Sortierverfahren nach der Abhängigkeit von den Eingabedaten unterschieden in </text:p>
      <text:p text:style-name="P15"/>
      <text:list xml:id="list466246476246869270" text:style-name="L7">
        <text:list-item>
          <text:p text:style-name="P41">adaptive / natürliche: Kontrollfluss des Algorithmus ist von den Eingabedaten abhängig</text:p>
        </text:list-item>
        <text:list-item>
          <text:p text:style-name="P41">nicht adaptive: Kontrollfluss des Algorithmus ist nicht von den Eingabedaten abhängig</text:p>
        </text:list-item>
      </text:list>
      <text:p text:style-name="P15"/>
      <text:p text:style-name="P15">Die nicht adaptiven Algorithmen sind für Hardwareimplementierungen besonders interess<text:span text:style-name="T7">a</text:span>nt. →<text:span text:style-name="T7"> Wie stark ist die Parallelisierung mit der Hardware und wie stark mit der Software verstrickt???</text:span></text:p>
      <text:p text:style-name="P15"/>
      <text:p text:style-name="P15"/>
      <text:p text:style-name="P15"/>
      <text:p text:style-name="P42">Notizen für Präsentation / Vorgehen</text:p>
      <text:p text:style-name="P42"/>
      <text:list xml:id="list3038485851895879218" text:style-name="List_20_1">
        <text:list-item>
          <text:p text:style-name="P43">Welche Art von Parallelisierung liegt vor ? (SISD, SIMD, MISD, MIMD)</text:p>
        </text:list-item>
        <text:list-item>
          <text:p text:style-name="P44">Ein Algo vorstellen bei dem sich eine Parallelisierung nicht lohnt. Kurz erwähnen was das Problem ist / warum eine Parallelisierung ungeeignet ist.</text:p>
        </text:list-item>
        <text:list-item>
          <text:p text:style-name="P44">Einen Algo wählen, der sich (gut) zur Parallelisierung eignet</text:p>
          <text:list>
            <text:list-item>
              <text:p text:style-name="P44">Kurz auf die Funktionsweise und mögliche Parallelisierungsansätze eingehen (z.B. Mergesort: Aufsplittung der Sortiermenge Parallelisieren oder Mergefunktion Parallelisieren) </text:p>
            </text:list-item>
            <text:list-item>
              <text:p text:style-name="P44">Die Umsetzung anhand der diversen Programmiermodelle betrachten (Ergebnisvorstellung)</text:p>
              <text:list>
                <text:list-item>
                  <text:p text:style-name="P44">Shared Memory <text:span text:style-name="T8">(OpenMP)</text:span></text:p>
                </text:list-item>
                <text:list-item>
                  <text:p text:style-name="P44">Threads</text:p>
                </text:list-item>
                <text:list-item>
                  <text:p text:style-name="P44">Message Passing <text:span text:style-name="T9">(MPI)</text:span></text:p>
                </text:list-item>
                <text:list-item>
                  <text:p text:style-name="P44">Data Parallel</text:p>
                </text:list-item>
                <text:list-item>
                  <text:p text:style-name="P45">Hybrid Models</text:p>
                </text:list-item>
              </text:list>
            </text:list-item>
          </text:list>
        </text:list-item>
      </text:list>
      <text:p text:style-name="P46"/>
      <text:p text:style-name="P46"/>
      <text:p text:style-name="P47">!!! Für das Messverfahren die Folien 31-37 aus der „Overview“-Präsentation der Vorlesung betrachten !!!</text:p>
      <text:p text:style-name="P47"/>
      <text:p text:style-name="P48"><text:soft-page-break/>Maßgrößen sind:</text:p>
      <text:list xml:id="list1318932947326696949" text:style-name="L8">
        <text:list-item>
          <text:p text:style-name="P49">Geschwindigkeit</text:p>
        </text:list-item>
        <text:list-item>
          <text:p text:style-name="P49">Effizienz</text:p>
        </text:list-item>
        <text:list-item>
          <text:p text:style-name="P49"/>
        </text:list-item>
      </text:list>
      <text:p text:style-name="P6"/>
      <text:p text:style-name="P16"/>
      <text:p text:style-name="P16"/>
      <text:h text:style-name="P30" text:outline-level="2"><text:bookmark-start text:name="__RefHeading___Toc112_558926093"/>Algo 1<text:bookmark-end text:name="__RefHeading___Toc112_558926093"/></text:h>
      <text:p text:style-name="P4"/>
      <text:p text:style-name="P6">Lorem ipsum</text:p>
      <text:p text:style-name="P6"/>
      <text:p text:style-name="P6"/>
      <text:h text:style-name="P30" text:outline-level="2"><text:bookmark-start text:name="__RefHeading___Toc114_558926093"/>Algo 2<text:bookmark-end text:name="__RefHeading___Toc114_558926093"/></text:h>
      <text:p text:style-name="Standard"/>
      <text:p text:style-name="P6">Lorem ipsum</text:p>
      <text:p text:style-name="P6"/>
      <text:h text:style-name="P30" text:outline-level="2"><text:bookmark-start text:name="__RefHeading___Toc392_1768792280"/>Algo 3<text:bookmark-end text:name="__RefHeading___Toc392_1768792280"/></text:h>
      <text:p text:style-name="P24"/>
      <text:p text:style-name="P7">Lorem ipsum</text:p>
      <text:p text:style-name="P7"/>
      <text:h text:style-name="P30" text:outline-level="2"><text:bookmark-start text:name="__RefHeading___Toc394_1768792280"/>Algo 4<text:bookmark-end text:name="__RefHeading___Toc394_1768792280"/></text:h>
      <text:p text:style-name="P24"/>
      <text:p text:style-name="P7">Lorem ipsum</text:p>
      <text:p text:style-name="P7"/>
      <text:h text:style-name="P30" text:outline-level="2"><text:bookmark-start text:name="__RefHeading___Toc396_1768792280"/>Algo 5<text:bookmark-end text:name="__RefHeading___Toc396_1768792280"/></text:h>
      <text:p text:style-name="P24"/>
      <text:p text:style-name="P7">Lorem ipsum</text:p>
      <text:p text:style-name="P7"/>
      <text:h text:style-name="P30" text:outline-level="2"><text:bookmark-start text:name="__RefHeading___Toc398_1768792280"/>Algo 6<text:bookmark-end text:name="__RefHeading___Toc398_1768792280"/></text:h>
      <text:p text:style-name="P24"/>
      <text:p text:style-name="P7">Lorem ipsum</text:p>
      <text:p text:style-name="P7"/>
      <text:h text:style-name="P30" text:outline-level="2"><text:bookmark-start text:name="__RefHeading___Toc400_1768792280"/>Algo 7<text:bookmark-end text:name="__RefHeading___Toc400_1768792280"/></text:h>
      <text:p text:style-name="P24"/>
      <text:p text:style-name="P7">Lorem ipsum</text:p>
      <text:p text:style-name="P7"/>
      <text:h text:style-name="P30" text:outline-level="2"><text:bookmark-start text:name="__RefHeading___Toc402_1768792280"/><text:soft-page-break/>Algo 8<text:bookmark-end text:name="__RefHeading___Toc402_1768792280"/></text:h>
      <text:p text:style-name="P24"/>
      <text:p text:style-name="P7">Lorem ipsum</text:p>
      <text:h text:style-name="P34" text:outline-level="1"><text:bookmark-start text:name="__RefHeading___Toc116_558926093"/>Implementierung der Standardsuchalgorithmen mittels Parallelisierung<text:bookmark-end text:name="__RefHeading___Toc116_558926093"/></text:h>
      <text:p text:style-name="P1"/>
      <text:p text:style-name="P8">Lorem ipsum</text:p>
      <text:p text:style-name="P8"/>
      <text:p text:style-name="P8"/>
      <text:h text:style-name="P31" text:outline-level="2"><text:bookmark-start text:name="__RefHeading___Toc112_5589260931"/>Algo 1<text:bookmark-end text:name="__RefHeading___Toc112_5589260931"/></text:h>
      <text:p text:style-name="P5"/>
      <text:p text:style-name="P8">Lorem ipsum</text:p>
      <text:p text:style-name="P8"/>
      <text:p text:style-name="P8"/>
      <text:h text:style-name="P31" text:outline-level="2"><text:bookmark-start text:name="__RefHeading___Toc114_5589260931"/>Algo 2<text:bookmark-end text:name="__RefHeading___Toc114_5589260931"/></text:h>
      <text:p text:style-name="P10"/>
      <text:p text:style-name="P8">Lorem ipsum</text:p>
      <text:p text:style-name="P8"/>
      <text:h text:style-name="P31" text:outline-level="2"><text:bookmark-start text:name="__RefHeading___Toc404_1768792280"/>Algo 3<text:bookmark-end text:name="__RefHeading___Toc404_1768792280"/></text:h>
      <text:p text:style-name="P25"/>
      <text:p text:style-name="P8">Lorem ipsum</text:p>
      <text:p text:style-name="P8"/>
      <text:h text:style-name="P31" text:outline-level="2"><text:bookmark-start text:name="__RefHeading___Toc406_1768792280"/>Algo 4<text:bookmark-end text:name="__RefHeading___Toc406_1768792280"/></text:h>
      <text:p text:style-name="P25"/>
      <text:p text:style-name="P8">Lorem ipsum</text:p>
      <text:p text:style-name="P8"/>
      <text:h text:style-name="P31" text:outline-level="2"><text:bookmark-start text:name="__RefHeading___Toc408_1768792280"/>Algo 5<text:bookmark-end text:name="__RefHeading___Toc408_1768792280"/></text:h>
      <text:p text:style-name="P25"/>
      <text:p text:style-name="P8">Lorem ipsum</text:p>
      <text:p text:style-name="P8"/>
      <text:h text:style-name="P31" text:outline-level="2"><text:bookmark-start text:name="__RefHeading___Toc410_1768792280"/>Algo 6<text:bookmark-end text:name="__RefHeading___Toc410_1768792280"/></text:h>
      <text:p text:style-name="P25"/>
      <text:p text:style-name="P8">Lorem ipsum</text:p>
      <text:p text:style-name="P8"/>
      <text:h text:style-name="P31" text:outline-level="2"><text:bookmark-start text:name="__RefHeading___Toc412_1768792280"/>Algo 7<text:bookmark-end text:name="__RefHeading___Toc412_1768792280"/></text:h>
      <text:p text:style-name="P25"/>
      <text:p text:style-name="P8">Lorem ipsum</text:p>
      <text:p text:style-name="P8"/>
      <text:h text:style-name="P31" text:outline-level="2"><text:bookmark-start text:name="__RefHeading___Toc414_1768792280"/><text:soft-page-break/>Algo 8<text:bookmark-end text:name="__RefHeading___Toc414_1768792280"/></text:h>
      <text:p text:style-name="P25"/>
      <text:p text:style-name="P8"><text:bookmark-start text:name="__RefHeading___Toc118_558926093"/>Lorem ipsum<text:bookmark-end text:name="__RefHeading___Toc118_558926093"/></text:p>
      <text:h text:style-name="P35" text:outline-level="1"><text:bookmark-start text:name="__RefHeading___Toc126_558926093"/>Vergleich der unterschiedlichen Implementierungen der Standard Suchalgorithmen<text:bookmark-end text:name="__RefHeading___Toc126_558926093"/></text:h>
      <text:p text:style-name="P2"/>
      <text:p text:style-name="P8">Lorem ipsum</text:p>
      <text:p text:style-name="P8"/>
      <text:p text:style-name="P8"/>
      <text:h text:style-name="P31" text:outline-level="2"><text:bookmark-start text:name="__RefHeading___Toc112_5589260932"/>Algo 1<text:bookmark-end text:name="__RefHeading___Toc112_5589260932"/></text:h>
      <text:p text:style-name="P5"/>
      <text:p text:style-name="P8">Lorem ipsum</text:p>
      <text:p text:style-name="P8"/>
      <text:p text:style-name="P8"/>
      <text:h text:style-name="P31" text:outline-level="2"><text:bookmark-start text:name="__RefHeading___Toc114_5589260932"/>Algo 2<text:bookmark-end text:name="__RefHeading___Toc114_5589260932"/></text:h>
      <text:p text:style-name="P10"/>
      <text:p text:style-name="P8">Lorem ipsum</text:p>
      <text:p text:style-name="P8"/>
      <text:h text:style-name="P31" text:outline-level="2"><text:bookmark-start text:name="__RefHeading___Toc416_1768792280"/>Algo 3<text:bookmark-end text:name="__RefHeading___Toc416_1768792280"/></text:h>
      <text:p text:style-name="P25"/>
      <text:p text:style-name="P8">Lorem ipsum</text:p>
      <text:p text:style-name="P8"/>
      <text:h text:style-name="P31" text:outline-level="2"><text:bookmark-start text:name="__RefHeading___Toc418_1768792280"/>Algo 4<text:bookmark-end text:name="__RefHeading___Toc418_1768792280"/></text:h>
      <text:p text:style-name="P25"/>
      <text:p text:style-name="P8">Lorem ipsum</text:p>
      <text:p text:style-name="P8"/>
      <text:h text:style-name="P31" text:outline-level="2"><text:bookmark-start text:name="__RefHeading___Toc420_1768792280"/>Algo 5<text:bookmark-end text:name="__RefHeading___Toc420_1768792280"/></text:h>
      <text:p text:style-name="P25"/>
      <text:p text:style-name="P8">Lorem ipsum</text:p>
      <text:p text:style-name="P8"/>
      <text:h text:style-name="P31" text:outline-level="2"><text:bookmark-start text:name="__RefHeading___Toc422_1768792280"/>Algo 6<text:bookmark-end text:name="__RefHeading___Toc422_1768792280"/></text:h>
      <text:p text:style-name="P25"/>
      <text:p text:style-name="P8">Lorem ipsum</text:p>
      <text:p text:style-name="P8"/>
      <text:h text:style-name="P31" text:outline-level="2"><text:bookmark-start text:name="__RefHeading___Toc424_1768792280"/>Algo 7<text:bookmark-end text:name="__RefHeading___Toc424_1768792280"/></text:h>
      <text:p text:style-name="P25"/>
      <text:p text:style-name="P8">Lorem ipsum</text:p>
      <text:p text:style-name="P8"/>
      <text:h text:style-name="P31" text:outline-level="2"><text:bookmark-start text:name="__RefHeading___Toc426_1768792280"/><text:soft-page-break/>Algo 8<text:bookmark-end text:name="__RefHeading___Toc426_1768792280"/></text:h>
      <text:p text:style-name="P25"/>
      <text:p text:style-name="P8">Lorem ipsum</text:p>
      <text:h text:style-name="P35" text:outline-level="1"><text:bookmark-start text:name="__RefHeading___Toc132_558926093"/>Fazit<text:bookmark-end text:name="__RefHeading___Toc132_558926093"/></text:h>
      <text:p text:style-name="P2"/>
      <text:p text:style-name="P6">Lorem ipsum</text:p>
      <text:p text:style-name="P6"/>
      <text:p text:style-name="P6"/>
      <text:h text:style-name="P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21T23:24:43.852295584</dc:date>
    <dc:creator>marc </dc:creator>
    <meta:editing-duration>PT1H42M46S</meta:editing-duration>
    <meta:editing-cycles>11</meta:editing-cycles>
    <meta:generator>LibreOffice/5.1.4.2$Linux_x86 LibreOffice_project/10m0$Build-2</meta:generator>
    <meta:document-statistic meta:table-count="0" meta:image-count="0" meta:object-count="0" meta:page-count="12" meta:paragraph-count="144" meta:word-count="675" meta:character-count="4725" meta:non-whitespace-character-count="4215"/>
  </office:meta>
</office:document-meta>
</file>